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26cm"/>
        </style:tab-stops>
      </style:paragraph-properties>
      <style:text-properties fo:font-size="12pt" fo:language="ru" fo:country="RU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4.26cm"/>
        </style:tab-stops>
      </style:paragraph-properties>
      <style:text-properties fo:font-size="12pt" fo:language="en" fo:country="US" style:font-size-asian="12pt" style:font-size-complex="12p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>
        <style:tab-stops>
          <style:tab-stop style:position="4.26cm"/>
        </style:tab-stops>
      </style:paragraph-properties>
      <style:text-properties fo:font-size="12pt" fo:language="en" fo:country="US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4.26cm"/>
        </style:tab-stops>
      </style:paragraph-properties>
      <style:text-properties fo:font-size="12pt" fo:language="ru" fo:country="RU" style:font-size-asian="12pt" style:font-size-complex="12pt"/>
    </style:style>
    <style:style style:name="P5" style:family="paragraph" style:parent-style-name="Standard" style:list-style-name="L1">
      <style:paragraph-properties>
        <style:tab-stops>
          <style:tab-stop style:position="4.26cm"/>
        </style:tab-stops>
      </style:paragraph-properties>
      <style:text-properties fo:font-size="12pt" fo:language="ru" fo:country="RU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4.26cm"/>
        </style:tab-stops>
      </style:paragraph-properties>
      <style:text-properties fo:font-size="12pt" fo:language="en" fo:country="US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асс <text:span text:style-name="T1">Client </text:span>создает <text:span text:style-name="T4">Объект </text:span><text:span text:style-name="T2">client</text:span></text:p>
      <text:p text:style-name="P2"/>
      <text:p text:style-name="P1"><text:span text:style-name="T1">.name <text:tab/></text:span>массив [Ф, И, О]</text:p>
      <text:p text:style-name="P1"><text:span text:style-name="T1">.birthdayArr<text:tab/></text:span>массив <text:span text:style-name="T1">["02", "04", "1987"]</text:span></text:p>
      <text:p text:style-name="P1"><text:span text:style-name="T1">.birthdayObj<text:tab/></text:span>объект даты дня рождения</text:p>
      <text:p text:style-name="P1"><text:span text:style-name="T1">.age<text:tab/></text:span>возраст в месяцах</text:p>
      <text:p text:style-name="P2"><text:tab/><text:tab/></text:p>
      <text:p text:style-name="P1"><text:span text:style-name="T1">.retiredAge<text:tab/></text:span>возраст выхода на пенсию в месяцах</text:p>
      <text:p text:style-name="P2">.retiredCharge<text:tab/>{amount: , inAction: [1,2,...] , paidAt; start/end}</text:p>
      <text:p text:style-name="P1"><text:span text:style-name="T1">.assets<text:tab/>[{}...] , {title: , value: , valueChange: float, closureDateArr: </text:span>[ММ, ГГГГ]}</text:p>
      <text:p text:style-name="P1"><text:span text:style-name="T1">.workFundIncrease<text:tab/></text:span>число (процент) увеличения фонда в период накопления</text:p>
      <text:p text:style-name="P1"><text:span text:style-name="T1">.retiredFundIncrease<text:tab/></text:span>число (процент) увеличения фонда в пенсионный период </text:p>
      <text:p text:style-name="P2">.fundIncreaseRate<text:tab/><text:span text:style-name="T3">частота начисления процентов = </text:span>month, quarter, halfYear, year</text:p>
      <text:p text:style-name="P1"><text:span text:style-name="T1">.retiredPensionTaken<text:tab/>start / end – </text:span>когда в месяце изымаем пенсию</text:p>
      <text:p text:style-name="P2"/>
      <text:p text:style-name="P1"><text:span text:style-name="T1">.initialFund<text:tab/></text:span>сумма начальных накоплений (пока не задана нигде)</text:p>
      <text:p text:style-name="P1"><text:span text:style-name="T1">.monthsToRetire<text:tab/></text:span>осталось месяцев до окончания периода накопления</text:p>
      <text:p text:style-name="P2"/>
      <text:p text:style-name="P1"><text:span text:style-name="T1">getData(period)<text:tab/></text:span>метод создания массива объектов месяцев из имеющихся данных</text:p>
      <text:p text:style-name="P3"/>
      <text:p text:style-name="P1"/>
      <text:p text:style-name="P1">Класс <text:span text:style-name="T1">Month </text:span>создает <text:span text:style-name="T4">Объект</text:span><text:span text:style-name="T2"> month</text:span></text:p>
      <text:p text:style-name="P2"/>
      <text:p text:style-name="P1">.<text:span text:style-name="T1">number<text:tab/></text:span>номер по порядку начиная с №1</text:p>
      <text:p text:style-name="P1">.<text:span text:style-name="T1">date<text:tab/></text:span>объект даты — первое число, месяц и год.</text:p>
      <text:p text:style-name="P1">.<text:span text:style-name="T1">daysInMonth<text:tab/></text:span>количество дней в данном месяце</text:p>
      <text:p text:style-name="P1">.<text:span text:style-name="T1">daysInYear<text:tab/></text:span>количество дней в данном году</text:p>
      <text:p text:style-name="P2">.fundIncreasePersent<text:tab/><text:span text:style-name="T3">процент начислений на нач.сумму фонда в этом месяце</text:span></text:p>
      <text:p text:style-name="P2"><text:span text:style-name="T3">.</text:span>toAddToNextFundStart<text:tab/><text:span text:style-name="T3">сумма, которая вычисляется в предыдущем месяце чтобы прибавить</text:span></text:p>
      <text:p text:style-name="P1"><text:tab/>к фонду начала следующего месяца</text:p>
      <text:p text:style-name="P2"/>
      <text:p text:style-name="P2"/>
      <text:p text:style-name="P2">.fundStart</text:p>
      <text:p text:style-name="P2">.fundEnd</text:p>
      <text:p text:style-name="P3"/>
      <text:p text:style-name="P2"/>
      <text:p text:style-name="P1">Объект <text:span text:style-name="T1">asset, </text:span>возвращаемый функцией <text:span text:style-name="T1">assets.addAsset(),</text:span></text:p>
      <text:p text:style-name="P1">добавляется в массив <text:span text:style-name="T1">Input.newAssetsArr</text:span></text:p>
      <text:p text:style-name="P2"/>
      <text:p text:style-name="P1"><text:span text:style-name="T1">.title<text:tab/></text:span>название актива</text:p>
      <text:p text:style-name="P1">.<text:span text:style-name="T1">value<text:tab/></text:span>цена актива</text:p>
      <text:p text:style-name="P1"><text:span text:style-name="T1">.valueChange<text:tab/></text:span>годовой процент изменения цены</text:p>
      <text:p text:style-name="P1">.<text:span text:style-name="T1">valueChangeRate<text:tab/></text:span>частота капитализации прироста цены актива</text:p>
      <text:p text:style-name="P1">.<text:span text:style-name="T1">valueChangeTo<text:tab/>'fund' / 'value' </text:span>перевод средств при капитализации</text:p>
      <text:p text:style-name="P1"><text:span text:style-name="T1">.closureDate<text:tab/></text:span>массив [ММ, ГГГГ]</text:p>
      <text:p text:style-name="P1"><text:span text:style-name="T1">.closeAt<text:tab/>'start' / 'end' – </text:span>в начале или конце месяца будет закрыт</text:p>
      <text:p text:style-name="P2">.currencyType<text:tab/>'rub' / 'eur' / 'usd'</text:p>
      <text:p text:style-name="P1"><text:span text:style-name="T1">.income<text:tab/></text:span>доход, который приносит актив</text:p>
      <text:p text:style-name="P1">.<text:span text:style-name="T1">incomeChange<text:tab/></text:span>процент изменения дохода</text:p>
      <text:p text:style-name="P1">.<text:span text:style-name="T1">incomeChangeRate<text:tab/></text:span>частота изменения дохода <text:span text:style-name="T1">'year' / '2_years'</text:span></text:p>
      <text:p text:style-name="P2"/>
      <text:p text:style-name="P2"/>
      <text:p text:style-name="P1"><text:soft-page-break/></text:p>
      <text:p text:style-name="P1">В конце концов нужно добавить:</text:p>
      <text:list xml:id="list1469022234830757146" text:style-name="L1">
        <text:list-item>
          <text:p text:style-name="P5">сумму начального фонда</text:p>
        </text:list-item>
        <text:list-item>
          <text:p text:style-name="P5">дату начала действия актива <text:span text:style-name="T1">(inAction)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1H2M44S</meta:editing-duration>
    <meta:editing-cycles>13</meta:editing-cycles>
    <meta:generator>OpenOffice/4.1.7$Win32 OpenOffice.org_project/417m1$Build-9800</meta:generator>
    <dc:date>2020-02-12T11:21:50.02</dc:date>
    <dc:creator>Илья Смирнов</dc:creator>
    <meta:document-statistic meta:table-count="0" meta:image-count="0" meta:object-count="0" meta:page-count="2" meta:paragraph-count="42" meta:word-count="255" meta:character-count="1908"/>
    <meta:user-defined meta:name="Info 1"/>
    <meta:user-defined meta:name="Info 2"/>
    <meta:user-defined meta:name="Info 3"/>
    <meta:user-defined meta:name="Info 4"/>
  </office:meta>
</office:document-meta>
</file>